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2A000002330000028FD8B944F69270DA5F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solid" draw:shadow="hidden" style:mirror="none"/>
    </style:style>
    <style:style style:name="gr4" style:family="graphic" style:parent-style-name="standard">
      <style:graphic-properties draw:stroke="none" draw:fill="solid" draw:fill-color="#8f8f8f" draw:opacity="0%" draw:shadow="hidden"/>
    </style:style>
    <style:style style:name="gr5" style:family="graphic" style:parent-style-name="standard">
      <style:graphic-properties draw:stroke="none" draw:fill="gradient" draw:fill-gradient-name="Gradient_5f_0" draw:opacity-name="Transparency_5f_0" draw:shadow="hidden"/>
    </style:style>
    <style:style style:name="gr6" style:family="graphic" style:parent-style-name="standard">
      <style:graphic-properties draw:stroke="none" draw:fill="gradient" draw:fill-gradient-name="Gradient_5f_1" draw:opacity-name="Transparency_5f_1" draw:shadow="hidden"/>
    </style:style>
    <style:style style:name="gr7" style:family="graphic" style:parent-style-name="standard">
      <style:graphic-properties draw:stroke="none" draw:fill="gradient" draw:fill-gradient-name="Gradient_5f_0" draw:shadow="hidden"/>
    </style:style>
    <style:style style:name="gr8" style:family="graphic" style:parent-style-name="standard">
      <style:graphic-properties draw:stroke="none" draw:fill="solid" draw:fill-color="#333333" draw:opacity="0%" draw:shadow="hidden"/>
    </style:style>
    <style:style style:name="gr9" style:family="graphic" style:parent-style-name="standard">
      <style:graphic-properties draw:stroke="none" draw:fill="none" draw:textarea-vertical-align="middle" fo:min-height="1.518cm" fo:min-width="2.54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gradient" draw:fill-gradient-name="Gradient_5f_1" draw:shadow="hidden"/>
    </style:style>
    <style:style style:name="gr11" style:family="graphic" style:parent-style-name="standard">
      <style:graphic-properties draw:stroke="solid" svg:stroke-width="0.008cm" svg:stroke-color="#0000ff" svg:stroke-opacity="100%" draw:stroke-linejoin="round" draw:fill="none" fo:padding-top="0.129cm" fo:padding-bottom="0.129cm" fo:padding-left="0.254cm" fo:padding-right="0.254cm" draw:shadow="hidden"/>
    </style:style>
    <style:style style:name="gr12" style:family="graphic" style:parent-style-name="standard">
      <style:graphic-properties draw:fill="none" draw:textarea-vertical-align="middle" draw:auto-grow-height="false" fo:min-height="1.339cm" fo:min-width="1.53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8f8f8f" draw:opacity="0%"/>
    </style:style>
    <style:style style:name="P4" style:family="paragraph">
      <loext:graphic-properties draw:fill="gradient" draw:fill-gradient-name="Gradient_5f_0" draw:opacity-name="Transparency_5f_0"/>
    </style:style>
    <style:style style:name="P5" style:family="paragraph">
      <loext:graphic-properties draw:fill="gradient" draw:fill-gradient-name="Gradient_5f_1" draw:opacity-name="Transparency_5f_1"/>
    </style:style>
    <style:style style:name="P6" style:family="paragraph">
      <loext:graphic-properties draw:fill="gradient" draw:fill-gradient-name="Gradient_5f_0"/>
    </style:style>
    <style:style style:name="P7" style:family="paragraph">
      <loext:graphic-properties draw:fill="solid" draw:fill-color="#333333" draw:opacity="0%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loext:graphic-properties draw:fill="gradient" draw:fill-gradient-name="Gradient_5f_1"/>
    </style:style>
    <style:style style:name="P10" style:family="paragraph">
      <style:paragraph-properties fo:margin-left="0cm" fo:margin-right="0.254cm" fo:margin-top="0cm" fo:margin-bottom="0cm" fo:text-align="center" fo:text-indent="0cm"/>
    </style:style>
    <style:style style:name="P11" style:family="paragraph">
      <loext:graphic-properties draw:fill="none"/>
      <style:paragraph-properties fo:margin-left="0cm" fo:margin-right="0.254cm" fo:margin-top="0cm" fo:margin-bottom="0cm" fo:text-align="center" fo:text-indent="0cm"/>
    </style:style>
    <style:style style:name="T1" style:family="text">
      <style:text-properties fo:color="#000000" style:font-name="Calibri1" fo:font-size="11pt" fo:background-color="#ffffff" style:font-name-asian="Calibri1" style:font-size-asian="11pt" style:font-name-complex="Calibri1" style:font-size-complex="11pt"/>
    </style:style>
    <style:style style:name="T2" style:family="text">
      <style:text-properties style:font-name="Liberation Sans2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1.932cm" svg:height="0.536cm" svg:x="10.912cm" svg:y="1.161cm" svg:viewBox="0 0 1933 537" draw:points="0,0 1933,0 1933,537 0,537">
              <text:p/>
            </draw:polygon>
            <draw:polygon draw:style-name="gr2" draw:text-style-name="P2" draw:layer="layout" svg:width="1.932cm" svg:height="0.536cm" svg:x="10.912cm" svg:y="1.161cm" svg:viewBox="0 0 1933 537" draw:points="0,0 1933,0 1933,537 0,537">
              <text:p/>
            </draw:polygon>
          </draw:g>
          <draw:frame draw:style-name="gr3" draw:layer="layout" svg:width="1.54cm" svg:height="1.792cm" svg:x="9.347cm" svg:y="0.533cm">
            <draw:image xlink:href="Pictures/2000002A000002330000028FD8B944F69270DA5F.wmf" xlink:type="simple" xlink:show="embed" xlink:actuate="onLoad">
              <text:p/>
            </draw:image>
          </draw:frame>
          <draw:polygon draw:style-name="gr4" draw:text-style-name="P3" draw:layer="layout" svg:width="0.572cm" svg:height="0.572cm" svg:x="10.626cm" svg:y="1.143cm" svg:viewBox="0 0 573 573" draw:points="0,573 573,573 573,0 0,0">
            <text:p/>
          </draw:polygon>
          <draw:polygon draw:style-name="gr5" draw:text-style-name="P4" draw:layer="layout" svg:width="0.51cm" svg:height="0.51cm" svg:x="10.657cm" svg:y="1.174cm" svg:viewBox="0 0 511 511" draw:points="0,511 511,511 511,0 0,0">
            <text:p/>
          </draw:polygon>
          <draw:polygon draw:style-name="gr6" draw:text-style-name="P5" draw:layer="layout" svg:width="0.361cm" svg:height="0.061cm" svg:x="10.732cm" svg:y="1.398cm" svg:viewBox="0 0 362 62" draw:points="0,62 362,62 362,0 0,0">
            <text:p/>
          </draw:polygon>
          <draw:polygon draw:style-name="gr4" draw:text-style-name="P3" draw:layer="layout" svg:width="0.572cm" svg:height="0.572cm" svg:x="10.626cm" svg:y="1.143cm" svg:viewBox="0 0 573 573" draw:points="0,573 573,573 573,0 0,0">
            <text:p/>
          </draw:polygon>
          <draw:polygon draw:style-name="gr7" draw:text-style-name="P6" draw:layer="layout" svg:width="0.51cm" svg:height="0.51cm" svg:x="10.657cm" svg:y="1.174cm" svg:viewBox="0 0 511 511" draw:points="0,511 511,511 511,0 0,0">
            <text:p/>
          </draw:polygon>
          <draw:polygon draw:style-name="gr8" draw:text-style-name="P7" draw:layer="layout" svg:width="0.061cm" svg:height="0.361cm" svg:x="10.882cm" svg:y="1.248cm" svg:viewBox="0 0 62 362" draw:points="0,362 62,362 62,0 0,0">
            <text:p/>
          </draw:polygon>
          <draw:polygon draw:style-name="gr8" draw:text-style-name="P7" draw:layer="layout" svg:width="0.361cm" svg:height="0.061cm" svg:x="10.732cm" svg:y="1.398cm" svg:viewBox="0 0 362 62" draw:points="0,62 362,62 362,0 0,0">
            <text:p/>
          </draw:polygon>
          <draw:frame draw:style-name="gr9" draw:text-style-name="P2" draw:layer="layout" svg:width="1.646cm" svg:height="1.588cm" svg:x="11.198cm" svg:y="0.635cm">
            <draw:text-box>
              <text:p text:style-name="P8"><text:span text:style-name="T1">Main site</text:span></text:p>
            </draw:text-box>
          </draw:frame>
        </draw:g>
        <draw:g>
          <draw:g>
            <draw:polygon draw:style-name="gr1" draw:text-style-name="P1" draw:layer="layout" svg:width="3.175cm" svg:height="0.536cm" svg:x="3.343cm" svg:y="4.018cm" svg:viewBox="0 0 3176 537" draw:points="0,0 3176,0 3176,537 0,537">
              <text:p/>
            </draw:polygon>
            <draw:polygon draw:style-name="gr2" draw:text-style-name="P2" draw:layer="layout" svg:width="3.175cm" svg:height="0.536cm" svg:x="3.343cm" svg:y="4.018cm" svg:viewBox="0 0 3176 537" draw:points="0,0 3176,0 3176,537 0,537">
              <text:p/>
            </draw:polygon>
          </draw:g>
          <draw:frame draw:style-name="gr3" draw:layer="layout" svg:width="1.54cm" svg:height="1.792cm" svg:x="1.778cm" svg:y="3.39cm">
            <draw:image xlink:href="Pictures/2000002A000002330000028FD8B944F69270DA5F.wmf" xlink:type="simple" xlink:show="embed" xlink:actuate="onLoad">
              <text:p/>
            </draw:image>
          </draw:frame>
          <draw:polygon draw:style-name="gr4" draw:text-style-name="P3" draw:layer="layout" svg:width="0.572cm" svg:height="0.572cm" svg:x="3.057cm" svg:y="4.001cm" svg:viewBox="0 0 573 573" draw:points="0,573 573,573 573,0 0,0">
            <text:p/>
          </draw:polygon>
          <draw:polygon draw:style-name="gr7" draw:text-style-name="P6" draw:layer="layout" svg:width="0.51cm" svg:height="0.51cm" svg:x="3.088cm" svg:y="4.031cm" svg:viewBox="0 0 511 511" draw:points="0,511 511,511 511,0 0,0">
            <text:p/>
          </draw:polygon>
          <draw:polygon draw:style-name="gr10" draw:text-style-name="P9" draw:layer="layout" svg:width="0.361cm" svg:height="0.061cm" svg:x="3.162cm" svg:y="4.256cm" svg:viewBox="0 0 362 62" draw:points="0,62 362,62 362,0 0,0">
            <text:p/>
          </draw:polygon>
          <draw:polygon draw:style-name="gr4" draw:text-style-name="P3" draw:layer="layout" svg:width="0.572cm" svg:height="0.572cm" svg:x="3.057cm" svg:y="4.001cm" svg:viewBox="0 0 573 573" draw:points="0,573 573,573 573,0 0,0">
            <text:p/>
          </draw:polygon>
          <draw:polygon draw:style-name="gr7" draw:text-style-name="P6" draw:layer="layout" svg:width="0.51cm" svg:height="0.51cm" svg:x="3.088cm" svg:y="4.031cm" svg:viewBox="0 0 511 511" draw:points="0,511 511,511 511,0 0,0">
            <text:p/>
          </draw:polygon>
          <draw:polygon draw:style-name="gr8" draw:text-style-name="P7" draw:layer="layout" svg:width="0.061cm" svg:height="0.361cm" svg:x="3.312cm" svg:y="4.105cm" svg:viewBox="0 0 62 362" draw:points="0,362 62,362 62,0 0,0">
            <text:p/>
          </draw:polygon>
          <draw:polygon draw:style-name="gr8" draw:text-style-name="P7" draw:layer="layout" svg:width="0.361cm" svg:height="0.061cm" svg:x="3.162cm" svg:y="4.256cm" svg:viewBox="0 0 362 62" draw:points="0,62 362,62 362,0 0,0">
            <text:p/>
          </draw:polygon>
          <draw:frame draw:style-name="gr9" draw:text-style-name="P2" draw:layer="layout" svg:width="2.889cm" svg:height="1.588cm" svg:x="3.628cm" svg:y="3.493cm">
            <draw:text-box>
              <text:p text:style-name="P8"><text:span text:style-name="T1">League Overview</text:span></text:p>
            </draw:text-box>
          </draw:frame>
        </draw:g>
        <draw:g>
          <draw:g>
            <draw:polygon draw:style-name="gr1" draw:text-style-name="P1" draw:layer="layout" svg:width="1.943cm" svg:height="0.536cm" svg:x="8.378cm" svg:y="4.018cm" svg:viewBox="0 0 1944 537" draw:points="0,0 1944,0 1944,537 0,537">
              <text:p/>
            </draw:polygon>
            <draw:polygon draw:style-name="gr2" draw:text-style-name="P2" draw:layer="layout" svg:width="1.943cm" svg:height="0.536cm" svg:x="8.378cm" svg:y="4.018cm" svg:viewBox="0 0 1944 537" draw:points="0,0 1944,0 1944,537 0,537">
              <text:p/>
            </draw:polygon>
          </draw:g>
          <draw:frame draw:style-name="gr3" draw:layer="layout" svg:width="1.54cm" svg:height="1.792cm" svg:x="6.813cm" svg:y="3.39cm">
            <draw:image xlink:href="Pictures/2000002A000002330000028FD8B944F69270DA5F.wmf" xlink:type="simple" xlink:show="embed" xlink:actuate="onLoad">
              <text:p/>
            </draw:image>
          </draw:frame>
          <draw:polygon draw:style-name="gr4" draw:text-style-name="P3" draw:layer="layout" svg:width="0.572cm" svg:height="0.572cm" svg:x="8.092cm" svg:y="4.001cm" svg:viewBox="0 0 573 573" draw:points="0,573 573,573 573,0 0,0">
            <text:p/>
          </draw:polygon>
          <draw:polygon draw:style-name="gr7" draw:text-style-name="P6" draw:layer="layout" svg:width="0.51cm" svg:height="0.51cm" svg:x="8.123cm" svg:y="4.031cm" svg:viewBox="0 0 511 511" draw:points="0,511 511,511 511,0 0,0">
            <text:p/>
          </draw:polygon>
          <draw:polygon draw:style-name="gr10" draw:text-style-name="P9" draw:layer="layout" svg:width="0.361cm" svg:height="0.061cm" svg:x="8.197cm" svg:y="4.256cm" svg:viewBox="0 0 362 62" draw:points="0,62 362,62 362,0 0,0">
            <text:p/>
          </draw:polygon>
          <draw:polygon draw:style-name="gr4" draw:text-style-name="P3" draw:layer="layout" svg:width="0.572cm" svg:height="0.572cm" svg:x="8.092cm" svg:y="4.001cm" svg:viewBox="0 0 573 573" draw:points="0,573 573,573 573,0 0,0">
            <text:p/>
          </draw:polygon>
          <draw:polygon draw:style-name="gr7" draw:text-style-name="P6" draw:layer="layout" svg:width="0.51cm" svg:height="0.51cm" svg:x="8.123cm" svg:y="4.031cm" svg:viewBox="0 0 511 511" draw:points="0,511 511,511 511,0 0,0">
            <text:p/>
          </draw:polygon>
          <draw:polygon draw:style-name="gr8" draw:text-style-name="P7" draw:layer="layout" svg:width="0.061cm" svg:height="0.361cm" svg:x="8.347cm" svg:y="4.105cm" svg:viewBox="0 0 62 362" draw:points="0,362 62,362 62,0 0,0">
            <text:p/>
          </draw:polygon>
          <draw:polygon draw:style-name="gr8" draw:text-style-name="P7" draw:layer="layout" svg:width="0.361cm" svg:height="0.061cm" svg:x="8.197cm" svg:y="4.256cm" svg:viewBox="0 0 362 62" draw:points="0,62 362,62 362,0 0,0">
            <text:p/>
          </draw:polygon>
          <draw:frame draw:style-name="gr9" draw:text-style-name="P2" draw:layer="layout" svg:width="1.658cm" svg:height="1.588cm" svg:x="8.664cm" svg:y="3.493cm">
            <draw:text-box>
              <text:p text:style-name="P8"><text:span text:style-name="T1">My Team</text:span></text:p>
            </draw:text-box>
          </draw:frame>
        </draw:g>
        <draw:g>
          <draw:g>
            <draw:polygon draw:style-name="gr1" draw:text-style-name="P1" draw:layer="layout" svg:width="2.343cm" svg:height="0.536cm" svg:x="12.364cm" svg:y="4.018cm" svg:viewBox="0 0 2344 537" draw:points="0,0 2344,0 2344,537 0,537">
              <text:p/>
            </draw:polygon>
            <draw:polygon draw:style-name="gr2" draw:text-style-name="P2" draw:layer="layout" svg:width="2.343cm" svg:height="0.536cm" svg:x="12.364cm" svg:y="4.018cm" svg:viewBox="0 0 2344 537" draw:points="0,0 2344,0 2344,537 0,537">
              <text:p/>
            </draw:polygon>
          </draw:g>
          <draw:frame draw:style-name="gr3" draw:layer="layout" svg:width="1.54cm" svg:height="1.792cm" svg:x="10.799cm" svg:y="3.39cm">
            <draw:image xlink:href="Pictures/2000002A000002330000028FD8B944F69270DA5F.wmf" xlink:type="simple" xlink:show="embed" xlink:actuate="onLoad">
              <text:p/>
            </draw:image>
          </draw:frame>
          <draw:polygon draw:style-name="gr4" draw:text-style-name="P3" draw:layer="layout" svg:width="0.572cm" svg:height="0.572cm" svg:x="12.078cm" svg:y="4.001cm" svg:viewBox="0 0 573 573" draw:points="0,573 573,573 573,0 0,0">
            <text:p/>
          </draw:polygon>
          <draw:polygon draw:style-name="gr7" draw:text-style-name="P6" draw:layer="layout" svg:width="0.51cm" svg:height="0.51cm" svg:x="12.109cm" svg:y="4.031cm" svg:viewBox="0 0 511 511" draw:points="0,511 511,511 511,0 0,0">
            <text:p/>
          </draw:polygon>
          <draw:polygon draw:style-name="gr10" draw:text-style-name="P9" draw:layer="layout" svg:width="0.361cm" svg:height="0.061cm" svg:x="12.183cm" svg:y="4.256cm" svg:viewBox="0 0 362 62" draw:points="0,62 362,62 362,0 0,0">
            <text:p/>
          </draw:polygon>
          <draw:polygon draw:style-name="gr4" draw:text-style-name="P3" draw:layer="layout" svg:width="0.572cm" svg:height="0.572cm" svg:x="12.078cm" svg:y="4.001cm" svg:viewBox="0 0 573 573" draw:points="0,573 573,573 573,0 0,0">
            <text:p/>
          </draw:polygon>
          <draw:polygon draw:style-name="gr7" draw:text-style-name="P6" draw:layer="layout" svg:width="0.51cm" svg:height="0.51cm" svg:x="12.109cm" svg:y="4.031cm" svg:viewBox="0 0 511 511" draw:points="0,511 511,511 511,0 0,0">
            <text:p/>
          </draw:polygon>
          <draw:polygon draw:style-name="gr8" draw:text-style-name="P7" draw:layer="layout" svg:width="0.061cm" svg:height="0.361cm" svg:x="12.333cm" svg:y="4.105cm" svg:viewBox="0 0 62 362" draw:points="0,362 62,362 62,0 0,0">
            <text:p/>
          </draw:polygon>
          <draw:polygon draw:style-name="gr8" draw:text-style-name="P7" draw:layer="layout" svg:width="0.361cm" svg:height="0.061cm" svg:x="12.183cm" svg:y="4.256cm" svg:viewBox="0 0 362 62" draw:points="0,62 362,62 362,0 0,0">
            <text:p/>
          </draw:polygon>
          <draw:frame draw:style-name="gr9" draw:text-style-name="P2" draw:layer="layout" svg:width="2.058cm" svg:height="1.588cm" svg:x="12.65cm" svg:y="3.493cm">
            <draw:text-box>
              <text:p text:style-name="P8"><text:span text:style-name="T1">Free Agents</text:span></text:p>
            </draw:text-box>
          </draw:frame>
        </draw:g>
        <draw:g>
          <draw:g>
            <draw:polygon draw:style-name="gr1" draw:text-style-name="P1" draw:layer="layout" svg:width="3.8cm" svg:height="0.536cm" svg:x="16.928cm" svg:y="4.018cm" svg:viewBox="0 0 3801 537" draw:points="0,0 3801,0 3801,537 0,537">
              <text:p/>
            </draw:polygon>
            <draw:polygon draw:style-name="gr2" draw:text-style-name="P2" draw:layer="layout" svg:width="3.8cm" svg:height="0.536cm" svg:x="16.928cm" svg:y="4.018cm" svg:viewBox="0 0 3801 537" draw:points="0,0 3801,0 3801,537 0,537">
              <text:p/>
            </draw:polygon>
          </draw:g>
          <draw:frame draw:style-name="gr3" draw:layer="layout" svg:width="1.54cm" svg:height="1.792cm" svg:x="15.363cm" svg:y="3.39cm">
            <draw:image xlink:href="Pictures/2000002A000002330000028FD8B944F69270DA5F.wmf" xlink:type="simple" xlink:show="embed" xlink:actuate="onLoad">
              <text:p/>
            </draw:image>
          </draw:frame>
          <draw:polygon draw:style-name="gr4" draw:text-style-name="P3" draw:layer="layout" svg:width="0.572cm" svg:height="0.572cm" svg:x="16.643cm" svg:y="4.001cm" svg:viewBox="0 0 573 573" draw:points="0,573 573,573 573,0 0,0">
            <text:p/>
          </draw:polygon>
          <draw:polygon draw:style-name="gr7" draw:text-style-name="P6" draw:layer="layout" svg:width="0.51cm" svg:height="0.51cm" svg:x="16.673cm" svg:y="4.031cm" svg:viewBox="0 0 511 511" draw:points="0,511 511,511 511,0 0,0">
            <text:p/>
          </draw:polygon>
          <draw:polygon draw:style-name="gr10" draw:text-style-name="P9" draw:layer="layout" svg:width="0.361cm" svg:height="0.061cm" svg:x="16.747cm" svg:y="4.256cm" svg:viewBox="0 0 362 62" draw:points="0,62 362,62 362,0 0,0">
            <text:p/>
          </draw:polygon>
          <draw:polygon draw:style-name="gr4" draw:text-style-name="P3" draw:layer="layout" svg:width="0.572cm" svg:height="0.572cm" svg:x="16.643cm" svg:y="4.001cm" svg:viewBox="0 0 573 573" draw:points="0,573 573,573 573,0 0,0">
            <text:p/>
          </draw:polygon>
          <draw:polygon draw:style-name="gr7" draw:text-style-name="P6" draw:layer="layout" svg:width="0.51cm" svg:height="0.51cm" svg:x="16.673cm" svg:y="4.031cm" svg:viewBox="0 0 511 511" draw:points="0,511 511,511 511,0 0,0">
            <text:p/>
          </draw:polygon>
          <draw:polygon draw:style-name="gr8" draw:text-style-name="P7" draw:layer="layout" svg:width="0.061cm" svg:height="0.361cm" svg:x="16.898cm" svg:y="4.105cm" svg:viewBox="0 0 62 362" draw:points="0,362 62,362 62,0 0,0">
            <text:p/>
          </draw:polygon>
          <draw:polygon draw:style-name="gr8" draw:text-style-name="P7" draw:layer="layout" svg:width="0.361cm" svg:height="0.061cm" svg:x="16.747cm" svg:y="4.256cm" svg:viewBox="0 0 362 62" draw:points="0,62 362,62 362,0 0,0">
            <text:p/>
          </draw:polygon>
          <draw:frame draw:style-name="gr9" draw:text-style-name="P2" draw:layer="layout" svg:width="3.514cm" svg:height="1.588cm" svg:x="17.214cm" svg:y="3.493cm">
            <draw:text-box>
              <text:p text:style-name="P8"><text:span text:style-name="T1">League Management</text:span></text:p>
            </draw:text-box>
          </draw:frame>
        </draw:g>
        <draw:polyline draw:style-name="gr11" draw:text-style-name="P2" draw:layer="layout" svg:width="1.452cm" svg:height="1.27cm" svg:x="9.991cm" svg:y="2.223cm" svg:viewBox="0 0 1453 1271" draw:points="0,0 0,476 1453,476 1453,1271">
          <text:p/>
        </draw:polyline>
        <draw:polyline draw:style-name="gr11" draw:text-style-name="P2" draw:layer="layout" svg:width="1.74cm" svg:height="2.064cm" svg:x="7.457cm" svg:y="1.429cm" svg:viewBox="0 0 1741 2065" draw:points="1741,0 0,0 0,2065">
          <text:p/>
        </draw:polyline>
        <draw:polyline draw:style-name="gr11" draw:text-style-name="P2" draw:layer="layout" svg:width="6.776cm" svg:height="2.064cm" svg:x="2.422cm" svg:y="1.429cm" svg:viewBox="0 0 6777 2065" draw:points="6777,0 0,0 0,2065">
          <text:p/>
        </draw:polyline>
        <draw:polyline draw:style-name="gr11" draw:text-style-name="P2" draw:layer="layout" svg:width="3.163cm" svg:height="2.064cm" svg:x="12.845cm" svg:y="1.429cm" svg:viewBox="0 0 3164 2065" draw:points="0,0 3164,0 3164,2065">
          <text:p/>
        </draw:polyline>
        <draw:custom-shape draw:style-name="gr12" draw:text-style-name="P11" draw:layer="layout" svg:width="3.302cm" svg:height="1.905cm" svg:x="0.889cm" svg:y="5.715cm">
          <text:p text:style-name="P10"><text:span text:style-name="T2">League</text:span> <text:span text:style-name="T3">News</text:span>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11" draw:layer="layout" svg:width="3.302cm" svg:height="1.905cm" svg:x="6.223cm" svg:y="5.588cm">
          <text:p text:style-name="P10"><text:span text:style-name="T3">My Team</text:span>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11" draw:layer="layout" svg:width="3.302cm" svg:height="1.905cm" svg:x="6.197cm" svg:y="7.824cm">
          <text:p text:style-name="P10"><text:span text:style-name="T2">My Boosts</text:span>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11" draw:layer="layout" svg:width="3.302cm" svg:height="1.905cm" svg:x="14.732cm" svg:y="5.588cm">
          <text:p text:style-name="P10"><text:span text:style-name="T2">Management Settings</text:span>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11" draw:layer="layout" svg:width="3.302cm" svg:height="1.905cm" svg:x="10.16cm" svg:y="5.715cm">
          <text:p text:style-name="P10"><text:span text:style-name="T3">Available </text:span><text:span text:style-name="T3"><text:line-break/></text:span><text:span text:style-name="T3">Players</text:span></text:p>
          <draw:enhanced-geometry svg:viewBox="0 0 21600 21600" draw:glue-points="10800 0 0 10800 10800 21600 21600 10800" draw:path-stretchpoint-x="10800" draw:text-areas="?f11 ?f12 ?f13 ?f14" draw:type="brace-pair" draw:modifiers="54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0" draw:display-name="Gradient_0" draw:style="linear" draw:start-color="#e6e6e6" draw:end-color="#ffffff" draw:start-intensity="100%" draw:end-intensity="100%" draw:angle="2250" draw:border="0%"/>
    <draw:gradient draw:name="Gradient_5f_1" draw:display-name="Gradient_1" draw:style="linear" draw:start-color="#000000" draw:end-color="#333333" draw:start-intensity="100%" draw:end-intensity="100%" draw:angle="3150" draw:border="0%"/>
    <draw:opacity draw:name="Transparency_5f_0" draw:display-name="Transparency_0" draw:style="linear" draw:start="100%" draw:end="100%" draw:angle="2250" draw:border="0%"/>
    <draw:opacity draw:name="Transparency_5f_1" draw:display-name="Transparency_1" draw:style="linear" draw:start="100%" draw:end="100%" draw:angle="3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Derek </dc:creator>
    <dc:date>2016-05-25T05:48:48.643127724</dc:date>
    <dc:description/>
    <dc:subject/>
    <dc:title/>
    <meta:creation-date>2016-05-24T19:02:13Z</meta:creation-date>
    <meta:initial-creator>Carter, Derek (Adecco Engineering &amp; Technical)</meta:initial-creator>
    <meta:keyword/>
    <meta:generator>LibreOffice/5.0.3.2$Linux_X86_64 LibreOffice_project/00m0$Build-2</meta:generator>
    <meta:editing-duration>PT10M34S</meta:editing-duration>
    <meta:editing-cycles>1</meta:editing-cycles>
    <meta:document-statistic meta:object-count="74"/>
  </office:meta>
</office:document-meta>
</file>